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0a4a"/>
    </style:style>
    <style:style style:name="P2" style:family="paragraph" style:parent-style-name="Standard">
      <style:text-properties officeooo:paragraph-rsid="00062c1b"/>
    </style:style>
    <style:style style:name="P3" style:family="paragraph" style:parent-style-name="Standard">
      <style:text-properties officeooo:paragraph-rsid="00068170"/>
    </style:style>
    <style:style style:name="P4" style:family="paragraph" style:parent-style-name="Standard">
      <style:text-properties officeooo:paragraph-rsid="0007dd6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62c1b" style:font-weight-asian="bold" style:font-weight-complex="bold"/>
    </style:style>
    <style:style style:name="T1" style:family="text">
      <style:text-properties officeooo:rsid="00050a4a"/>
    </style:style>
    <style:style style:name="T2" style:family="text">
      <style:text-properties officeooo:rsid="00062c1b"/>
    </style:style>
    <style:style style:name="T3" style:family="text">
      <style:text-properties officeooo:rsid="00068170"/>
    </style:style>
    <style:style style:name="T4" style:family="text">
      <style:text-properties officeooo:rsid="0007dd6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dd6d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7dd6d" style:font-size-asian="16pt" style:font-weight-asian="bold" style:font-size-complex="16pt" style:font-weight-complex="bold"/>
    </style:style>
    <style:style style:name="T9" style:family="text">
      <style:text-properties officeooo:rsid="000961c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68170" style:font-style-asian="italic" style:font-style-complex="italic"/>
    </style:style>
    <style:style style:name="T12" style:family="text">
      <style:text-properties fo:font-style="italic" officeooo:rsid="00062c1b" style:font-style-asian="italic" style:font-style-complex="italic"/>
    </style:style>
    <style:style style:name="T13" style:family="text">
      <style:text-properties officeooo:rsid="000b17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tab/><text:tab/><text:tab/><text:tab/><text:tab/><text:span text:style-name="T5">"</text:span><text:span text:style-name="T7">20 Days </text:span><text:span text:style-name="T8">on</text:span><text:span text:style-name="T7"> Javascript"</text:span></text:p>
      <text:p text:style-name="P1"><text:s/><text:tab/><text:tab/><text:tab/><text:tab/><text:tab/><text:tab/><text:tab/><text:tab/><text:tab/></text:p>
      <text:p text:style-name="P1"><text:span text:style-name="T9">We</text:span> have decided to give 15 days for "Vanilla Javascript". Our approach is as fol<text:span text:style-name="T1">l</text:span>owing. Hope you wil<text:span text:style-name="T1">l</text:span> like this. <text:s/><text:tab/><text:tab/><text:tab/><text:tab/><text:tab/><text:tab/><text:tab/><text:tab/><text:tab/></text:p>
      <text:p text:style-name="Standard"><text:tab/><text:tab/><text:tab/><text:tab/><text:tab/></text:p>
      <text:p text:style-name="Standard"><text:span text:style-name="T5">Day 0 :<text:tab/></text:span><text:tab/><text:tab/><text:tab/><text:tab/></text:p>
      <text:p text:style-name="P1">* Orientation <text:span text:style-name="T3">c</text:span>lass ,,,discussion about how we will move forward.…</text:p>
      <text:p text:style-name="P1">* Initial <text:span text:style-name="T3">s</text:span>et <text:span text:style-name="T3">u</text:span>p (visual <text:span text:style-name="T3">s</text:span>tudio code / <text:span text:style-name="T3">d</text:span>ownload extension / <text:span text:style-name="T3">c</text:span>hange <text:span text:style-name="T3">t</text:span>heme )</text:p>
      <text:p text:style-name="Standard">* Basic <text:span text:style-name="T3">i</text:span>dea of <text:span text:style-name="T3">g</text:span>it and <text:span text:style-name="T3">g</text:span>it<text:span text:style-name="T3">h</text:span>ub with some <text:span text:style-name="T3">u</text:span>pload and <text:span text:style-name="T3">p</text:span>ush </text:p>
      <text:p text:style-name="Standard"># <text:span text:style-name="T13">s</text:span>mall project :</text:p>
      <text:p text:style-name="Standard"><text:tab/><text:tab/>Change <text:span text:style-name="T3">b</text:span>ackground <text:span text:style-name="T3">c</text:span>olor on <text:span text:style-name="T3">b</text:span>utton <text:span text:style-name="T3">c</text:span>lick.</text:p>
      <text:p text:style-name="Standard"><text:tab/><text:tab/><text:tab/><text:tab/><text:tab/><text:tab/> <text:s/><text:tab/> <text:s text:c="6"/></text:p>
      <text:p text:style-name="Standard"/>
      <text:p text:style-name="P5">Day 1 :</text:p>
      <text:p text:style-name="P4">- Variable, Object ,Conditional rendering, Fun<text:span text:style-name="T1">c</text:span>tion</text:p>
      <text:p text:style-name="P4">- Some concept about </text:p>
      <text:p text:style-name="Standard"><text:tab/>1)Scoping</text:p>
      <text:p text:style-name="Standard"><text:tab/>2)Hoisting</text:p>
      <text:p text:style-name="Standard"><text:tab/><text:tab/><text:tab/><text:tab/><text:tab/><text:tab/> <text:s/><text:tab/><text:tab/></text:p>
      <text:p text:style-name="Standard"><text:tab/><text:tab/><text:tab/><text:tab/><text:tab/><text:tab/> <text:s/><text:tab/><text:tab/></text:p>
      <text:p text:style-name="P5">Day 2 &amp; 3 :</text:p>
      <text:p text:style-name="Standard">- About '<text:span text:style-name="T3">t</text:span>his' keyword</text:p>
      <text:p text:style-name="Standard">- What is <text:span text:style-name="T3">a</text:span>rrow function</text:p>
      <text:p text:style-name="P4">- Higher <text:span text:style-name="T3">o</text:span>rder array <text:span text:style-name="T3">m</text:span>ethod</text:p>
      <text:p text:style-name="P4">- Some concept about </text:p>
      <text:p text:style-name="P1"><text:tab/>1)Object <text:span text:style-name="T1">destructuring</text:span></text:p>
      <text:p text:style-name="Standard"><text:tab/>2)Spread operator </text:p>
      <text:p text:style-name="Standard">#small project :</text:p>
      <text:p text:style-name="Standard"><text:tab/><text:tab/>Simple counter in js.</text:p>
      <text:p text:style-name="Standard"><text:tab/><text:tab/><text:tab/><text:tab/><text:tab/><text:tab/> <text:s/><text:tab/> <text:s text:c="6"/></text:p>
      <text:p text:style-name="Standard"><text:tab/><text:tab/><text:tab/><text:tab/><text:tab/><text:tab/> <text:s/><text:tab/><text:tab/></text:p>
      <text:p text:style-name="Standard">Day 4 :</text:p>
      <text:p text:style-name="Standard">- O<text:span text:style-name="T1">b</text:span>ject <text:span text:style-name="T3">o</text:span>riented <text:span text:style-name="T3">j</text:span>avascript (Classes)</text:p>
      <text:p text:style-name="Standard">- Some concept about</text:p>
      <text:p text:style-name="Standard"><text:tab/>1)Callba<text:span text:style-name="T3">ck</text:span> function / <text:span text:style-name="T3">Callback h</text:span>ell </text:p>
      <text:p text:style-name="Standard"><text:tab/><text:tab/><text:tab/><text:tab/><text:tab/><text:tab/> <text:s/><text:tab/><text:tab/><text:tab/><text:tab/><text:tab/><text:tab/><text:tab/> <text:s/><text:tab/></text:p>
      <text:p text:style-name="Standard"><text:tab/><text:tab/><text:tab/><text:tab/><text:tab/><text:tab/> <text:s/><text:tab/></text:p>
      <text:p text:style-name="Standard">Day 5 :</text:p>
      <text:p text:style-name="Standard">- Some concept about </text:p>
      <text:p text:style-name="Standard"><text:tab/>1)IIFE</text:p>
      <text:p text:style-name="Standard"><text:tab/>2)Call Method</text:p>
      <text:p text:style-name="Standard"><text:tab/>3)Why to use closure &amp; when</text:p>
      <text:p text:style-name="Standard"><text:tab/><text:tab/><text:tab/><text:tab/><text:tab/><text:tab/> <text:s/><text:tab/><text:tab/></text:p>
      <text:p text:style-name="Standard"><text:tab/><text:tab/><text:tab/><text:tab/><text:tab/><text:tab/> <text:s/><text:tab/><text:tab/><text:tab/> <text:s/></text:p>
      <text:p text:style-name="Standard">Day 6 &amp; 7 &amp; 8 :</text:p>
      <text:p text:style-name="P2"><text:span text:style-name="T10">- D.O.M manipulation with </text:span><text:span text:style-name="T11">j</text:span><text:span text:style-name="T12">avascript</text:span></text:p>
      <text:p text:style-name="Standard">-<text:span text:style-name="T2">Some </text:span><text:span text:style-name="T3">c</text:span><text:span text:style-name="T2">oncept about </text:span><text:span text:style-name="T3">t</text:span><text:span text:style-name="T2">ime in </text:span><text:span text:style-name="T3">Js</text:span></text:p>
      <text:p text:style-name="P4">- <text:span text:style-name="T4">A</text:span> <text:span text:style-name="T2">T</text:span>o do <text:span text:style-name="T3">l</text:span>ist <text:s/>(<text:span text:style-name="T2">How can we make </text:span><text:span text:style-name="T9">it </text:span><text:span text:style-name="T2">better with</text:span> <text:span text:style-name="T4">localstorage</text:span>)</text:p>
      <text:p text:style-name="P4">- Simple <text:span text:style-name="T3">i</text:span>mage <text:span text:style-name="T3">s</text:span>lider using <text:span text:style-name="T3">J</text:span>s </text:p>
      <text:p text:style-name="Standard">- Coun<text:span text:style-name="T2">td</text:span>own in js</text:p>
      <text:p text:style-name="P4"><text:tab/></text:p>
      <text:p text:style-name="P4"><text:tab/><text:tab/><text:tab/><text:tab/><text:tab/> <text:s/><text:tab/><text:tab/><text:tab/><text:tab/> <text:s/></text:p>
      <text:p text:style-name="P6"><text:soft-page-break/><text:span text:style-name="T9">L</text:span>ets learn more by creating some basic projects</text:p>
      <text:p text:style-name="P2">Day 9 :</text:p>
      <text:p text:style-name="Standard"><text:s/>-Random <text:span text:style-name="T3">p</text:span>assword <text:span text:style-name="T3">g</text:span>enerator</text:p>
      <text:p text:style-name="Standard">-Quotes showing <text:s/><text:span text:style-name="T2">web-</text:span>app</text:p>
      <text:p text:style-name="Standard"><text:tab/><text:tab/><text:tab/><text:tab/><text:tab/><text:tab/> <text:s/></text:p>
      <text:p text:style-name="Standard"><text:tab/><text:tab/><text:tab/><text:tab/><text:tab/><text:tab/> <text:s/></text:p>
      <text:p text:style-name="Standard">Day 10 :</text:p>
      <text:p text:style-name="Standard">-Percentage calculator</text:p>
      <text:p text:style-name="Standard"><text:tab/><text:tab/><text:tab/><text:tab/><text:tab/><text:tab/> <text:s/></text:p>
      <text:p text:style-name="Standard"><text:tab/><text:tab/><text:tab/><text:tab/><text:tab/><text:tab/> <text:s/><text:tab/><text:tab/><text:tab/><text:tab/><text:tab/> <text:s/></text:p>
      <text:p text:style-name="Standard">Day 11( A bit long ) :</text:p>
      <text:p text:style-name="Standard">-Analog <text:span text:style-name="T3">w</text:span>atch <text:s/><text:span text:style-name="T2">in </text:span><text:span text:style-name="T3">J</text:span><text:span text:style-name="T2">s</text:span></text:p>
      <text:p text:style-name="Standard"><text:s/>-Calend<text:span text:style-name="T2">a</text:span>r in <text:span text:style-name="T3">J</text:span>s</text:p>
      <text:p text:style-name="Standard"><text:tab/><text:tab/><text:tab/><text:tab/><text:tab/><text:tab/> <text:s/></text:p>
      <text:p text:style-name="Standard"><text:tab/><text:tab/><text:tab/><text:tab/><text:tab/><text:tab/> <text:s/><text:tab/><text:tab/><text:tab/><text:tab/><text:tab/> <text:s/></text:p>
      <text:p text:style-name="Standard">Day 12 :</text:p>
      <text:p text:style-name="Standard">-Local Storage and session storage(Basic concept)</text:p>
      <text:p text:style-name="Standard">-Quiz applicatio<text:span text:style-name="T4">n</text:span></text:p>
      <text:p text:style-name="Standard"><text:tab/><text:tab/><text:tab/><text:tab/><text:tab/><text:tab/> <text:s/></text:p>
      <text:p text:style-name="Standard"><text:tab/><text:tab/><text:tab/><text:tab/><text:tab/><text:tab/> <text:s/></text:p>
      <text:p text:style-name="Standard">Day 13 :</text:p>
      <text:p text:style-name="Standard">-A simple game <text:span text:style-name="T2">concept </text:span>using js <text:span text:style-name="T2">(</text:span>we understand how code <text:span text:style-name="T2">really works)</text:span></text:p>
      <text:p text:style-name="P2">#small project :</text:p>
      <text:p text:style-name="P2"><text:tab/><text:tab/><text:span text:style-name="T2">Guess the number </text:span></text:p>
      <text:p text:style-name="Standard"><text:tab/><text:tab/><text:tab/><text:tab/><text:tab/><text:tab/> <text:s/></text:p>
      <text:p text:style-name="Standard"><text:tab/><text:tab/><text:tab/><text:tab/><text:tab/><text:tab/> <text:s/></text:p>
      <text:p text:style-name="Standard"><text:tab/><text:tab/><text:tab/><text:tab/><text:tab/><text:tab/> <text:s/></text:p>
      <text:p text:style-name="Standard"><text:span text:style-name="T6">L</text:span><text:span text:style-name="T5">ets get dive into some advance topics</text:span><text:tab/><text:tab/><text:tab/><text:tab/><text:tab/><text:tab/> <text:s/></text:p>
      <text:p text:style-name="Standard">Day 14 &amp; 15 :</text:p>
      <text:p text:style-name="Standard">-Asynchronous Js (async await)<text:tab/><text:tab/><text:tab/><text:tab/><text:tab/><text:tab/></text:p>
      <text:p text:style-name="Standard">-API (<text:span text:style-name="T3">a</text:span>jax call using fetch API) (covid-19 tracker app)</text:p>
      <text:p text:style-name="Standard">-Promises (Why it is so handy ?)</text:p>
      <text:p text:style-name="Standard"><text:tab/><text:tab/><text:tab/><text:tab/><text:tab/><text:tab/> <text:s/></text:p>
      <text:p text:style-name="Standard"><text:tab/><text:tab/><text:tab/><text:tab/><text:tab/><text:tab/> <text:s/><text:tab/><text:tab/><text:tab/></text:p>
      <text:p text:style-name="Standard">So basically Within 15 Days we will finish Fundamental javascript. (almost 1<text:span text:style-name="T4">3</text:span> project) .After that we will <text:span text:style-name="T4">d</text:span>o <text:span text:style-name="T4">s</text:span>ome more <text:span text:style-name="T4">f</text:span>un .....,</text:p>
      <text:p text:style-name="P3"><text:span text:style-name="T3">M</text:span>ay be <text:span text:style-name="T3">a</text:span> big <text:span text:style-name="T4">p</text:span>roject along with <text:span text:style-name="T4">j</text:span>avascript <text:s/>/ Some special guest may come / <text:span text:style-name="T3">M</text:span>ay be use of J-Query plugin / Responsive <text:span text:style-name="T4">d</text:span>esign /May be real time face detection </text:p>
      <text:p text:style-name="P3"><text:span text:style-name="T3">And finally we’ll make a</text:span> <text:span text:style-name="T10">portfolio website</text:span>.....aren't you excited ?(3<text:span text:style-name="T3">days</text:span>)</text:p>
      <text:p text:style-name="P4"><text:s text:c="2"/><text:tab/><text:tab/><text:tab/></text:p>
      <text:p text:style-name="P4"><text:tab/><text:tab/><text:tab/><text:tab/><text:tab/><text:tab/>Stay tuned <text:s/>!!!</text:p>
      <text:p text:style-name="Standard"><text:s text:c="2"/></text:p>
      <text:p text:style-name="Standard"><text:s text:c="2"/></text:p>
      <text:p text:style-name="Standard"><text:s text:c="2"/></text:p>
      <text:p text:style-name="Standard"><text:s text:c="2"/></text:p>
      <text:p text:style-name="Standard"><text:s text:c="2"/></text:p>
      <text:p text:style-name="Standard"><text:s text:c="2"/></text:p>
      <text:p text:style-name="Standard"><text:s text:c="2"/></text:p>
      <text:p text:style-name="Standard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3:18:52.868068789</meta:creation-date>
    <dc:date>2020-11-11T14:02:41.996276148</dc:date>
    <meta:editing-duration>PT12M3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97" meta:word-count="361" meta:character-count="2302" meta:non-whitespace-character-count="1648"/>
  </office:meta>
</office:document-meta>
</file>